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3"/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bus voltage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ain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unt_max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hunt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Possible_I</text:p>
          </table:table-cell>
          <table:table-cell table:formula="of:=[.B2]/[.B3]" office:value-type="float" office:value="3.2" calcext:value-type="float">
            <text:p>3.2</text:p>
          </table:table-cell>
          <table:table-cell table:formula="of:=[.C2]/[.C3]" office:value-type="float" office:value="0.4" calcext:value-type="float">
            <text:p>0.4</text:p>
          </table:table-cell>
          <table:table-cell table:formula="of:=[.D2]/[.D3]" office:value-type="float" office:value="1.6" calcext:value-type="float">
            <text:p>1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Expected_I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mumLSB</text:p>
          </table:table-cell>
          <table:table-cell table:style-name="ce1" table:formula="of:=[.B5]/[.$F$6]" office:value-type="float" office:value="0.0000610370189519944" calcext:value-type="float">
            <text:p>0.0000610</text:p>
          </table:table-cell>
          <table:table-cell table:style-name="ce1" table:formula="of:=[.C5]/[.$F$6]" office:value-type="float" office:value="0.0000122074037903989" calcext:value-type="float">
            <text:p>0.0000122</text:p>
          </table:table-cell>
          <table:table-cell table:style-name="ce1" table:formula="of:=[.D5]/[.$F$6]" office:value-type="float" office:value="0.0000488296151615955" calcext:value-type="float">
            <text:p>0.0000488</text:p>
          </table:table-cell>
          <table:table-cell office:value-type="string" calcext:value-type="string">
            <text:p>min =15-bit</text:p>
          </table:table-cell>
          <table:table-cell table:formula="of:=2^15-1" office:value-type="float" office:value="32767" calcext:value-type="float">
            <text:p>32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LSB</text:p>
          </table:table-cell>
          <table:table-cell table:formula="of:=[.B5]/[.$F$7]" office:value-type="float" office:value="0.000488400488400488" calcext:value-type="float">
            <text:p>0.0004884004884</text:p>
          </table:table-cell>
          <table:table-cell table:style-name="ce1" table:formula="of:=[.C5]/[.$F$7]" office:value-type="float" office:value="0.0000976800976800977" calcext:value-type="float">
            <text:p>0.0000977</text:p>
          </table:table-cell>
          <table:table-cell table:style-name="ce1" table:formula="of:=[.D5]/[.$F$7]" office:value-type="float" office:value="0.000390720390720391" calcext:value-type="float">
            <text:p>0.0003907</text:p>
          </table:table-cell>
          <table:table-cell office:value-type="string" calcext:value-type="string">
            <text:p>max =12-bit</text:p>
          </table:table-cell>
          <table:table-cell table:formula="of:=2^12-1" office:value-type="float" office:value="4095" calcext:value-type="float">
            <text:p>4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LSB</text:p>
          </table:table-cell>
          <table:table-cell table:style-name="ce1" table:formula="of:=ROUND([.B6];4)" office:value-type="float" office:value="0.0001" calcext:value-type="float">
            <text:p>0.0001000</text:p>
          </table:table-cell>
          <table:table-cell table:style-name="ce4" table:formula="of:=ROUND(([.C7]+[.C6])/2; 5)" office:value-type="float" office:value="0.00005" calcext:value-type="float">
            <text:p>0.00005</text:p>
          </table:table-cell>
          <table:table-cell table:style-name="ce4" table:formula="of:=[.B8]" office:value-type="float" office:value="0.0001" calcext:value-type="float">
            <text:p>0.0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ibration</text:p>
          </table:table-cell>
          <table:table-cell table:style-name="ce2" table:formula="of:=TRUNC(0.04096/([.B8]*[.B3]))" office:value-type="float" office:value="4096" calcext:value-type="float">
            <text:p>4096</text:p>
          </table:table-cell>
          <table:table-cell table:style-name="ce2" table:formula="of:=TRUNC(0.04096/([.C8]*[.C3]))" office:value-type="float" office:value="8192" calcext:value-type="float">
            <text:p>8192</text:p>
          </table:table-cell>
          <table:table-cell table:style-name="ce2" table:formula="of:=TRUNC(0.04096/([.D8]*[.D3]))" office:value-type="float" office:value="2048" calcext:value-type="float">
            <text:p>2048</text:p>
          </table:table-cell>
          <table:table-cell table:formula="of:=[.B3]*[.B8]" office:value-type="float" office:value="0.00001" calcext:value-type="float">
            <text:p>1E-05</text:p>
          </table:table-cell>
          <table:table-cell table:number-columns-repeated="3"/>
          <table:table-cell office:value-type="float" office:value="0.0000305" calcext:value-type="float">
            <text:p>3.05E-05</text:p>
          </table:table-cell>
        </table:table-row>
        <table:table-row table:style-name="ro1">
          <table:table-cell office:value-type="string" calcext:value-type="string">
            <text:p>PowerLSB</text:p>
          </table:table-cell>
          <table:table-cell table:formula="of:=20*[.B8]" office:value-type="float" office:value="0.002" calcext:value-type="float">
            <text:p>0.002</text:p>
          </table:table-cell>
          <table:table-cell table:formula="of:=20*[.C8]" office:value-type="float" office:value="0.001" calcext:value-type="float">
            <text:p>0.001</text:p>
          </table:table-cell>
          <table:table-cell table:formula="of:=20*[.D8]" office:value-type="float" office:value="0.002" calcext:value-type="float">
            <text:p>0.002</text:p>
          </table:table-cell>
          <table:table-cell table:number-columns-repeated="4"/>
          <table:table-cell office:value-type="float" office:value="0.000244" calcext:value-type="float">
            <text:p>0.000244</text:p>
          </table:table-cell>
        </table:table-row>
        <table:table-row table:style-name="ro1">
          <table:table-cell office:value-type="string" calcext:value-type="string">
            <text:p>Max_Current</text:p>
          </table:table-cell>
          <table:table-cell table:formula="of:=[.B8]*[.F6]" office:value-type="float" office:value="3.2767" calcext:value-type="float">
            <text:p>3.2767</text:p>
          </table:table-cell>
          <table:table-cell table:formula="of:=[.C8]*[.F6]" office:value-type="float" office:value="1.63835" calcext:value-type="float">
            <text:p>1.63835</text:p>
          </table:table-cell>
          <table:table-cell table:formula="of:=[.D8]*[.F6]" office:value-type="float" office:value="3.2767" calcext:value-type="float">
            <text:p>3.2767</text:p>
          </table:table-cell>
          <table:table-cell table:number-columns-repeated="4"/>
          <table:table-cell table:formula="of:=([.I10]+[.I9])/2" office:value-type="float" office:value="0.00013725" calcext:value-type="float">
            <text:p>0.00013725</text:p>
          </table:table-cell>
        </table:table-row>
        <table:table-row table:style-name="ro1">
          <table:table-cell office:value-type="string" calcext:value-type="string">
            <text:p>Max_Current_Before_Overflow</text:p>
          </table:table-cell>
          <table:table-cell table:formula="of:=[.B4]" office:value-type="float" office:value="3.2" calcext:value-type="float">
            <text:p>3.2</text:p>
          </table:table-cell>
          <table:table-cell table:formula="of:=[.C4]" office:value-type="float" office:value="0.4" calcext:value-type="float">
            <text:p>0.4</text:p>
          </table:table-cell>
          <table:table-cell table:formula="of:=[.D4]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ShuntVoltage</text:p>
          </table:table-cell>
          <table:table-cell table:formula="of:=[.B12]*[.B3]" office:value-type="float" office:value="0.32" calcext:value-type="float">
            <text:p>0.32</text:p>
          </table:table-cell>
          <table:table-cell table:formula="of:=[.C12]*[.C3]" office:value-type="float" office:value="0.04" calcext:value-type="float">
            <text:p>0.04</text:p>
          </table:table-cell>
          <table:table-cell table:formula="of:=[.D12]*[.D3]" office:value-type="float" office:value="0.32" calcext:value-type="float">
            <text:p>0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ShuntVoltage_Before_Overflow</text:p>
          </table:table-cell>
          <table:table-cell table:formula="of:=[.B2]" office:value-type="float" office:value="0.32" calcext:value-type="float">
            <text:p>0.32</text:p>
          </table:table-cell>
          <table:table-cell table:formula="of:=[.C2]" office:value-type="float" office:value="0.04" calcext:value-type="float">
            <text:p>0.04</text:p>
          </table:table-cell>
          <table:table-cell table:formula="of:=[.D2]" office:value-type="float" office:value="0.32" calcext:value-type="float">
            <text:p>0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imumPower</text:p>
          </table:table-cell>
          <table:table-cell table:formula="of:=[.B12]*[.B1]" office:value-type="float" office:value="102.4" calcext:value-type="float">
            <text:p>102.4</text:p>
          </table:table-cell>
          <table:table-cell table:formula="of:=[.C12]*[.C1]" office:value-type="float" office:value="6.4" calcext:value-type="float">
            <text:p>6.4</text:p>
          </table:table-cell>
          <table:table-cell table:formula="of:=[.D12]*[.D1]" office:value-type="float" office:value="25.6" calcext:value-type="float">
            <text:p>25.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us voltage 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hunt_max</text:p>
          </table:table-cell>
          <table:table-cell office:value-type="float" office:value="0.32" calcext:value-type="float">
            <text:p>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33" calcext:value-type="float">
            <text:p>0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Possible_I</text:p>
          </table:table-cell>
          <table:table-cell table:formula="of:=[.B19]/[.B20]" office:value-type="float" office:value="0.96969696969697" calcext:value-type="float">
            <text:p>0.969696969696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Expected_I</text:p>
          </table:table-cell>
          <table:table-cell office:value-type="float" office:value="0.969696" calcext:value-type="float">
            <text:p>0.9696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mumLSB</text:p>
          </table:table-cell>
          <table:table-cell table:style-name="ce1" table:formula="of:=[.B22]/[.$F$6]" office:value-type="float" office:value="0.0000295936765648366" calcext:value-type="float">
            <text:p>0.0000296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MaximumLSB</text:p>
          </table:table-cell>
          <table:table-cell table:formula="of:=[.B22]/[.$F$7]" office:value-type="float" office:value="0.0002368" calcext:value-type="float">
            <text:p>0.0002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LSB</text:p>
          </table:table-cell>
          <table:table-cell office:value-type="float" office:value="0.0001" calcext:value-type="float">
            <text:p>0.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ibration</text:p>
          </table:table-cell>
          <table:table-cell table:style-name="ce3" table:formula="of:=TRUNC(0.04096/([.B25]*[.B20]))" office:value-type="float" office:value="1241" calcext:value-type="float">
            <text:p>1241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LSB</text:p>
          </table:table-cell>
          <table:table-cell table:formula="of:=20*[.B25]" office:value-type="float" office:value="0.002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Current</text:p>
          </table:table-cell>
          <table:table-cell table:formula="of:=[.B25]*[.F6]" office:value-type="float" office:value="3.2767" calcext:value-type="float">
            <text:p>3.2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Current_Before_Overflow</text:p>
          </table:table-cell>
          <table:table-cell table:formula="of:=[.B21]" office:value-type="float" office:value="0.96969696969697" calcext:value-type="float">
            <text:p>0.969696969696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ShuntVoltage</text:p>
          </table:table-cell>
          <table:table-cell table:formula="of:=[.B29]*[.B20]" office:value-type="float" office:value="0.32" calcext:value-type="float">
            <text:p>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ShuntVoltage_Before_Overflow</text:p>
          </table:table-cell>
          <table:table-cell table:formula="of:=[.B19]" office:value-type="float" office:value="0.32" calcext:value-type="float">
            <text:p>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umPower</text:p>
          </table:table-cell>
          <table:table-cell table:formula="of:=[.B29]*[.B18]" office:value-type="float" office:value="31.030303030303" calcext:value-type="float">
            <text:p>31.03030303030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8" loext:min-decimal-places="8" number:min-integer-digits="1" number:grouping="true"/>
    </number:number-style>
    <number:number-style style:name="N117">
      <number:number number:decimal-places="9" loext:min-decimal-places="9" number:min-integer-digits="1" number:grouping="true"/>
    </number:number-style>
    <number:number-style style:name="N118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9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0">
      <number:scientific-number number:decimal-places="17" loext:min-decimal-places="17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23:23:40.524029022</meta:creation-date>
    <dc:date>2019-09-11T09:56:46.993734892</dc:date>
    <meta:editing-duration>PT8H59M44S</meta:editing-duration>
    <meta:editing-cycles>1</meta:editing-cycles>
    <meta:document-statistic meta:table-count="1" meta:cell-count="107" meta:object-count="0"/>
    <meta:generator>LibreOffice/6.0.7.3$Linux_X86_64 LibreOffice_project/00m0$Build-3</meta:generator>
  </office:meta>
</office:document-meta>
</file>